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FD000000F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FD000000F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FD000000F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FD000000F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adornments="Regular" style:font-charset="x-symbol"/>
    <style:font-face style:name="Standard Symbols L" svg:font-family="'Standard Symbols L'" style:font-pitch="variable" style:font-charset="x-symbol"/>
    <style:font-face style:name="Cantarell" svg:font-family="Cantarell" style:font-adornments="Regular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0pt" officeooo:rsid="00319845" officeooo:paragraph-rsid="00319845" style:font-size-asian="10pt" style:font-size-complex="10pt"/>
    </style:style>
    <style:style style:name="P3" style:family="paragraph" style:parent-style-name="Standard" style:list-style-name="L17">
      <style:paragraph-properties fo:text-align="start" style:justify-single-word="false"/>
      <style:text-properties style:text-position="0% 100%" fo:font-size="10pt" officeooo:rsid="00319845" officeooo:paragraph-rsid="00319845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0pt" officeooo:rsid="00282abe" officeooo:paragraph-rsid="00282abe" style:font-size-asian="10pt" style:font-size-complex="10pt"/>
    </style:style>
    <style:style style:name="P5" style:family="paragraph" style:parent-style-name="Standard" style:list-style-name="L17">
      <style:paragraph-properties fo:text-align="start" style:justify-single-word="false"/>
      <style:text-properties style:text-position="0% 100%" fo:font-size="10pt" officeooo:rsid="00282abe" officeooo:paragraph-rsid="00282abe" style:font-size-asian="10pt" style:font-size-complex="10pt"/>
    </style:style>
    <style:style style:name="P6" style:family="paragraph" style:parent-style-name="Standard" style:list-style-name="L17">
      <style:paragraph-properties fo:text-align="start" style:justify-single-word="false"/>
      <style:text-properties style:text-position="0% 100%" fo:font-size="10pt" officeooo:rsid="002fd60a" officeooo:paragraph-rsid="002fd60a" style:font-size-asian="10pt" style:font-size-complex="10pt"/>
    </style:style>
    <style:style style:name="P7" style:family="paragraph" style:parent-style-name="Standard" style:list-style-name="L17">
      <style:paragraph-properties fo:text-align="start" style:justify-single-word="false"/>
      <style:text-properties style:text-position="0% 100%" fo:font-size="10pt" officeooo:rsid="00309cb8" officeooo:paragraph-rsid="00309cb8" style:font-size-asian="10pt" style:font-size-complex="10pt"/>
    </style:style>
    <style:style style:name="P8" style:family="paragraph" style:parent-style-name="Standard" style:list-style-name="L17">
      <style:paragraph-properties fo:text-align="start" style:justify-single-word="false"/>
      <style:text-properties style:text-position="0% 100%" fo:font-size="10pt" officeooo:rsid="0031583c" officeooo:paragraph-rsid="0031583c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0pt" officeooo:rsid="0031583c" officeooo:paragraph-rsid="0031583c" style:font-size-asian="10pt" style:font-size-complex="10pt"/>
    </style:style>
    <style:style style:name="P10" style:family="paragraph" style:parent-style-name="Standard" style:list-style-name="L17">
      <style:paragraph-properties fo:text-align="start" style:justify-single-word="false"/>
      <style:text-properties style:text-position="0% 100%" fo:font-size="10pt" officeooo:rsid="003173e3" officeooo:paragraph-rsid="003173e3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0pt" officeooo:rsid="003173e3" officeooo:paragraph-rsid="003173e3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0pt" officeooo:rsid="0026ad98" officeooo:paragraph-rsid="0026ad98" style:font-size-asian="10pt" style:font-size-complex="10pt"/>
    </style:style>
    <style:style style:name="P13" style:family="paragraph" style:parent-style-name="Standard" style:list-style-name="L17">
      <style:paragraph-properties fo:text-align="start" style:justify-single-word="false"/>
      <style:text-properties style:text-position="0% 100%" fo:font-size="10pt" officeooo:rsid="002bcfef" officeooo:paragraph-rsid="002bcfef" style:font-size-asian="10pt" style:font-size-complex="10pt"/>
    </style:style>
    <style:style style:name="P14" style:family="paragraph" style:parent-style-name="Standard" style:list-style-name="L17">
      <style:paragraph-properties fo:text-align="start" style:justify-single-word="false"/>
      <style:text-properties style:text-position="0% 100%" fo:font-size="10pt" officeooo:rsid="002e29f2" officeooo:paragraph-rsid="002e29f2" style:font-size-asian="10pt" style:font-size-complex="10pt"/>
    </style:style>
    <style:style style:name="P15" style:family="paragraph" style:parent-style-name="Standard" style:list-style-name="L17">
      <style:paragraph-properties fo:text-align="start" style:justify-single-word="false"/>
      <style:text-properties style:text-position="0% 100%" fo:font-size="10pt" officeooo:rsid="00380690" officeooo:paragraph-rsid="00380690" style:font-size-asian="10pt" style:font-size-complex="10pt"/>
    </style:style>
    <style:style style:name="P16" style:family="paragraph" style:parent-style-name="Standard" style:list-style-name="L17">
      <style:paragraph-properties fo:text-align="start" style:justify-single-word="false"/>
      <style:text-properties style:text-position="0% 100%" fo:font-size="10pt" officeooo:rsid="0039611c" officeooo:paragraph-rsid="0039611c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0pt" officeooo:rsid="0039611c" officeooo:paragraph-rsid="0039611c" style:font-size-asian="10pt" style:font-size-complex="10pt"/>
    </style:style>
    <style:style style:name="P18" style:family="paragraph" style:parent-style-name="Standard" style:list-style-name="L17">
      <style:paragraph-properties fo:text-align="start" style:justify-single-word="false"/>
      <style:text-properties style:text-position="0% 100%" fo:font-size="10pt" officeooo:rsid="003a1204" officeooo:paragraph-rsid="003a1204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0pt" officeooo:rsid="003a1204" officeooo:paragraph-rsid="003a1204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0pt" fo:font-weight="bold" officeooo:rsid="00319845" officeooo:paragraph-rsid="0031984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0pt" officeooo:paragraph-rsid="001f667d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paragraph-rsid="001f667d" style:font-size-asian="10pt" style:font-size-complex="10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style:font-name="Standard Symbols L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a05b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erif1"/>
    </style:style>
    <style:style style:name="T6" style:family="text">
      <style:text-properties officeooo:rsid="00319845"/>
    </style:style>
    <style:style style:name="T7" style:family="text">
      <style:text-properties officeooo:rsid="0034279c"/>
    </style:style>
    <style:style style:name="T8" style:family="text">
      <style:text-properties officeooo:rsid="0039611c"/>
    </style:style>
    <style:style style:name="T9" style:family="text">
      <style:text-properties style:font-name="Standard Symbols L" officeooo:rsid="0039611c"/>
    </style:style>
    <style:style style:name="T10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center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="Arrow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marker-start-width="0.2in" draw:marker-end-width="0.2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draw:marker-start-width="0.2602in" draw:marker-end-width="0.2602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3">Quiz 3</text:span>: <text:span text:style-name="T3">Induced Current and Magnetic Fields</text:span></text:p>
      <text:p text:style-name="P2"/>
      <text:p text:style-name="P20">Questions 1 and 2 refer to the following diagram.</text:p>
      <text:p text:style-name="P4"/>
      <text:p text:style-name="P4"><draw:line text:anchor-type="paragraph" draw:z-index="2" draw:style-name="gr1" draw:text-style-name="P23" svg:x1="0.4835in" svg:y1="0.1291in" svg:x2="5.6035in" svg:y2="0.1189in"><text:p text:style-name="P23"/><text:p text:style-name="P23"/><text:p text:style-name="P23">·</text:p><text:p text:style-name="P23">P</text:p></draw:line></text:p>
      <text:p text:style-name="P4"/>
      <text:p text:style-name="P4"/>
      <text:list xml:id="list4760688891755392232" text:style-name="L17">
        <text:list-item>
          <text:p text:style-name="P5">A long wire carries a current of 3 A to the left, as shown in the diagram. <text:s/>What is the direction of the magnetic field at point P?</text:p>
          <text:list>
            <text:list-item>
              <text:p text:style-name="P5">To the right of the page</text:p>
            </text:list-item>
            <text:list-item>
              <text:p text:style-name="P5">Into the Page</text:p>
            </text:list-item>
            <text:list-item>
              <text:p text:style-name="P5">Out of the page</text:p>
            </text:list-item>
            <text:list-item>
              <text:p text:style-name="P5">Toward the top of the page</text:p>
            </text:list-item>
            <text:list-item>
              <text:p text:style-name="P5">Toward the bottom of the page</text:p>
            </text:list-item>
          </text:list>
        </text:list-item>
      </text:list>
      <text:p text:style-name="P4"/>
      <text:list xml:id="list72548326175071" text:continue-numbering="true" text:style-name="L17">
        <text:list-item>
          <text:p text:style-name="P6">What is the Magnitude of the magnetic field at point P, 0.02 m from the wire?</text:p>
          <text:list>
            <text:list-item>
              <text:p text:style-name="P7">6 x 10<text:span text:style-name="T2">-2</text:span> T</text:p>
            </text:list-item>
            <text:list-item>
              <text:p text:style-name="P6">3 x 10<text:span text:style-name="T2">-5 </text:span>T</text:p>
            </text:list-item>
            <text:list-item>
              <text:p text:style-name="P7">1.5 x 10<text:span text:style-name="T2">-5</text:span> T</text:p>
            </text:list-item>
            <text:list-item>
              <text:p text:style-name="P8">1.333 x 10<text:span text:style-name="T2">-9</text:span> T</text:p>
            </text:list-item>
            <text:list-item>
              <text:p text:style-name="P8">It cannot be determined from the given information.</text:p>
            </text:list-item>
          </text:list>
        </text:list-item>
      </text:list>
      <text:p text:style-name="P9"/>
      <text:p text:style-name="P20">Questions 3 and 4 refer to the following diagram.</text:p>
      <text:p text:style-name="P9"><draw:line text:anchor-type="paragraph" draw:z-index="4" draw:style-name="gr3" draw:text-style-name="P23" svg:x1="1.6972in" svg:y1="0.1827in" svg:x2="1.7075in" svg:y2="1.5106in"><text:p text:style-name="P23"/></draw:line></text:p>
      <text:p text:style-name="P9"/>
      <text:p text:style-name="P9"><draw:rect text:anchor-type="paragraph" draw:z-index="3" draw:style-name="gr2" draw:text-style-name="P24" svg:width="1.1823in" svg:height="0.9335in" svg:x="1.0929in" svg:y="0.0453in"><text:p text:style-name="P23"><text:span text:style-name="T10">Ä <text:s text:c="3"/>Ä <text:s text:c="3"/>Ä <text:s text:c="3"/>Ä <text:s text:c="3"/>Ä <text:s text:c="3"/>Ä <text:s text:c="3"/>Ä <text:s text:c="3"/>Ä</text:span></text:p><text:p text:style-name="P23"><text:span text:style-name="T10"/></text:p><text:p text:style-name="P23"><text:span text:style-name="T10">Ä <text:s text:c="3"/>Ä <text:s text:c="3"/>Ä <text:s text:c="3"/>Ä <text:s text:c="3"/>Ä <text:s text:c="3"/>Ä <text:s text:c="3"/>Ä <text:s text:c="3"/>Ä</text:span></text:p><text:p text:style-name="P23"><text:span text:style-name="T10"/></text:p><text:p text:style-name="P23"><text:span text:style-name="T10">Ä <text:s text:c="3"/>Ä <text:s text:c="3"/>Ä <text:s text:c="3"/>Ä <text:s text:c="3"/>Ä <text:s text:c="3"/>Ä <text:s text:c="3"/>Ä <text:s text:c="3"/>Ä</text:span></text:p><text:p text:style-name="P23"><text:span text:style-name="T10"/></text:p><text:p text:style-name="P23"><text:span text:style-name="T10">Ä <text:s text:c="3"/>Ä <text:s text:c="3"/>Ä <text:s text:c="3"/>Ä <text:s text:c="3"/>Ä <text:s text:c="3"/>Ä <text:s text:c="3"/>Ä <text:s text:c="3"/>Ä</text:span></text:p></draw:rect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2549276152885" text:continue-numbering="true" text:style-name="L17">
        <text:list-item>
          <text:p text:style-name="P10">A magnetic field is directed through a rectangular wire loop, as shown in the picture. <text:s/><text:span text:style-name="T6">The dotted line is the center axis of the loop. <text:s/></text:span>If the strength of the magnetic field is slowly decreased, in what direction will current flow?</text:p>
          <text:list>
            <text:list-item>
              <text:p text:style-name="P10">Counterclockwise</text:p>
            </text:list-item>
            <text:list-item>
              <text:p text:style-name="P10">Clockwise</text:p>
            </text:list-item>
            <text:list-item>
              <text:p text:style-name="P10">The current will alternate between clockwise and counterclockwise.</text:p>
            </text:list-item>
            <text:list-item>
              <text:p text:style-name="P10">No current will flow because the loop is rectangular, not circular.</text:p>
            </text:list-item>
            <text:list-item>
              <text:p text:style-name="P10">No current will flow because the angle between the area and the magnetic field is 90<text:span text:style-name="T5">°</text:span>. <text:s/></text:p>
            </text:list-item>
          </text:list>
        </text:list-item>
      </text:list>
      <text:p text:style-name="P11"/>
      <text:list xml:id="list72549099432596" text:continue-numbering="true" text:style-name="L17">
        <text:list-item>
          <text:p text:style-name="P3">The magnetic field is set at a fixed value of 0.3T, and is no longer decreasing. <text:s/>The rectangular loop is rotated about the dotted line in the picture. Which graph best shows the current flowing in the wire as a function of time?</text:p>
          <text:list>
            <text:list-item>
              <text:p text:style-name="P3"><draw:frame draw:style-name="fr2" draw:name="Object1" text:anchor-type="as-char" svg:width="1.75in" svg:height="1in" draw:z-index="5"><draw:object xlink:href="./Object 1" xlink:type="simple" xlink:show="embed" xlink:actuate="onLoad"/><draw:image xlink:href="./ObjectReplacements/Object 1" xlink:type="simple" xlink:show="embed" xlink:actuate="onLoad"/></draw:frame> <text:s text:c="18"/><text:span text:style-name="T7">c)</text:span><text:span text:style-name="T7"><draw:frame draw:style-name="fr2" draw:name="Object3" text:anchor-type="as-char" svg:width="1.7799in" svg:height="1in" draw:z-index="7"><draw:object xlink:href="./Object 3" xlink:type="simple" xlink:show="embed" xlink:actuate="onLoad"/><draw:image xlink:href="./ObjectReplacements/Object 3" xlink:type="simple" xlink:show="embed" xlink:actuate="onLoad"/><svg:desc>chart</svg:desc></draw:frame></text:span></text:p>
              <text:p text:style-name="P3"/>
            </text:list-item>
            <text:list-item>
              <text:p text:style-name="P3"><draw:frame draw:style-name="fr2" draw:name="Object2" text:anchor-type="as-char" svg:width="1.7799in" svg:height="1in" draw:z-index="6"><draw:object xlink:href="./Object 2" xlink:type="simple" xlink:show="embed" xlink:actuate="onLoad"/><draw:image xlink:href="./ObjectReplacements/Object 2" xlink:type="simple" xlink:show="embed" xlink:actuate="onLoad"/></draw:frame> <text:s text:c="17"/><text:span text:style-name="T7">d) </text:span><text:span text:style-name="T7"><draw:frame draw:style-name="fr2" draw:name="Object4" text:anchor-type="as-char" svg:width="1.7799in" svg:height="1in" draw:z-index="8"><draw:object xlink:href="./Object 4" xlink:type="simple" xlink:show="embed" xlink:actuate="onLoad"/><draw:image xlink:href="./ObjectReplacements/Object 4" xlink:type="simple" xlink:show="embed" xlink:actuate="onLoad"/><svg:desc>chart</svg:desc></draw:frame></text:span></text:p>
            </text:list-item>
          </text:list>
        </text:list-item>
      </text:list>
      <text:p text:style-name="P2"><draw:ellipse text:anchor-type="paragraph" draw:z-index="9" draw:style-name="gr4" draw:text-style-name="P23" svg:width="0.9795in" svg:height="0.8858in" svg:x="0.5465in" svg:y="0.0083in"><text:p text:style-name="P23"><text:span text:style-name="T10">Ä <text:s text:c="4"/>Ä <text:s text:c="4"/>Ä <text:s text:c="4"/>Ä</text:span></text:p><text:p text:style-name="P23"><text:span text:style-name="T10"/></text:p><text:p text:style-name="P23"><text:span text:style-name="T10">Ä <text:s text:c="4"/>Ä <text:s text:c="4"/>Ä <text:s text:c="4"/>Ä</text:span></text:p><text:p text:style-name="P23"><text:span text:style-name="T10"/></text:p><text:p text:style-name="P23"><text:span text:style-name="T10">Ä <text:s text:c="4"/>Ä <text:s text:c="4"/>Ä <text:s text:c="4"/>Ä</text:span></text:p></draw:ellipse><text:soft-page-break/></text:p>
      <text:p text:style-name="P2"/>
      <text:p text:style-name="P2"/>
      <text:p text:style-name="P2"/>
      <text:p text:style-name="P2"/>
      <text:p text:style-name="P2"/>
      <text:p text:style-name="P2"/>
      <text:list xml:id="list72548777633367" text:continue-numbering="true" text:style-name="L17">
        <text:list-item>
          <text:p text:style-name="P15">A circular wire of radius r = 1m is placed in a magnetic field directed into the page. <text:s/>The magnetic field strength is increasing at a rate of <text:span text:style-name="T8">0.3 T/s. <text:s/>The resistance of the loop is 2 </text:span><text:span text:style-name="T9">W</text:span><text:span text:style-name="T8">.</text:span></text:p>
          <text:list>
            <text:list-item>
              <text:p text:style-name="P16">What is the direction of the induced current?</text:p>
            </text:list-item>
          </text:list>
        </text:list-item>
      </text:list>
      <text:p text:style-name="P17"/>
      <text:p text:style-name="P17"/>
      <text:p text:style-name="P17"><text:tab/>________ <text:s/>Clockwise <text:s text:c="13"/>________ Counterclockwise <text:s text:c="15"/>___________ <text:s/>There is no current flowing.</text:p>
      <text:p text:style-name="P17"/>
      <text:p text:style-name="P17"/>
      <text:p text:style-name="P17"/>
      <text:p text:style-name="P17"/>
      <text:p text:style-name="P17"/>
      <text:p text:style-name="P17"/>
      <text:list xml:id="list72549913145707" text:continue-numbering="true" text:style-name="L17">
        <text:list-item>
          <text:list>
            <text:list-item>
              <text:p text:style-name="P18">What is the magnitude of the induced EMF?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list xml:id="list72548748132289" text:continue-numbering="true" text:style-name="L17">
        <text:list-item>
          <text:list>
            <text:list-item>
              <text:p text:style-name="P18">What is the current flowing in the loop?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72548927704984" text:continue-numbering="true" text:style-name="L17">
        <text:list-item>
          <text:p text:style-name="P13">You meet a strange man who introduces himself as a doctor. <text:s/>What is your response?</text:p>
          <text:list>
            <text:list-item>
              <text:p text:style-name="P13">“Doctor Who?”</text:p>
            </text:list-item>
            <text:list-item>
              <text:p text:style-name="P13">“It's bigger on the inside!?”</text:p>
            </text:list-item>
            <text:list-item>
              <text:p text:style-name="P14">Run.</text:p>
            </text:list-item>
            <text:list-item>
              <text:p text:style-name="P13">“<text:span text:style-name="T4">EXTERMINATE!</text:span>”</text:p>
            </text:list-item>
            <text:list-item>
              <text:p text:style-name="P15">All of the Above</text:p>
            </text:list-item>
          </text:list>
        </text:list-item>
      </text:list>
      <text:p text:style-name="P1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adornments="Regular" style:font-charset="x-symbol"/>
    <style:font-face style:name="Standard Symbols L" svg:font-family="'Standard Symbols L'" style:font-pitch="variable" style:font-charset="x-symbol"/>
    <style:font-face style:name="Cantarell" svg:font-family="Cantarell" style:font-adornments="Regular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201in" fo:margin-bottom="0.5201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0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09-26T07:25:47.738163569" text:date-adjust="PT24H00M00S">09/27/14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2:07:36.427492377</meta:creation-date>
    <meta:editing-duration>PT56M20S</meta:editing-duration>
    <meta:editing-cycles>25</meta:editing-cycles>
    <meta:generator>LibreOffice/4.2.6.2$Linux_X86_64 LibreOffice_project/420$Build-2</meta:generator>
    <meta:initial-creator>Jonas Williamson</meta:initial-creator>
    <dc:date>2014-09-26T07:25:47.702245582</dc:date>
    <dc:creator>Jonas Williamson</dc:creator>
    <meta:document-statistic meta:table-count="0" meta:image-count="1" meta:object-count="4" meta:page-count="2" meta:paragraph-count="37" meta:word-count="380" meta:character-count="2002" meta:non-whitespace-character-count="16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>
        <chart:symbol-image xlink:href="Pictures/2000000A000000FD000000FDF1F7E11A.svm" xlink:type="simple" xlink:actuate="onLoad"/>
      </style:chart-properties>
    </style:style>
    <style:style style:name="ch3" style:family="chart" style:data-style-name="N0">
      <style:chart-properties chart:display-label="false" chart:tick-marks-major-inner="false" chart:tick-marks-major-outer="false" chart:logarithmic="false" chart:minimum="0" chart:maximum="360" chart:interval-major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false" chart:logarithmic="false" chart:minimum="-1" chart:maximum="1" chart:origin="0" chart:interval-major="1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false">
        <chart:symbol-image xlink:href="Pictures/2000000A000000FD000000F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444cm" svg:height="2.539cm" xlink:href="." xlink:type="simple" chart:class="chart:scatter" chart:style-name="ch1">
        <chart:plot-area chart:style-name="ch2" chart:data-source-has-labels="both" svg:x="1.089cm" svg:y="0.335cm" svg:width="3.179cm" svg:height="1.183cm">
          <chartooo:coordinate-region svg:x="1.089cm" svg:y="0.335cm" svg:width="3.179cm" svg:height="1.183cm"/>
          <chart:axis chart:dimension="x" chart:name="primary-x" chart:style-name="ch3" chartooo:axis-type="auto">
            <chart:title svg:x="2.282cm" svg:y="1.568cm" chart:style-name="ch4">
              <text:p>Time</text:p>
            </chart:title>
            <chart:categories table:cell-range-address="local-table.$A$2:.$A$362"/>
          </chart:axis>
          <chart:axis chart:dimension="y" chart:name="primary-y" chart:style-name="ch5">
            <chart:title svg:x="0.451cm" svg:y="1.502cm" chart:style-name="ch6">
              <text:p>Current</text:p>
            </chart:title>
          </chart:axis>
          <chart:series chart:style-name="ch7" chart:values-cell-range-address="local-table.$C$2:.$C$362" chart:label-cell-address="local-table.$C$1" chart:class="chart:scatter">
            <chart:domain table:cell-range-address="local-table.$B$2:.$B$362"/>
            <chart:data-point chart:repeated="3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>
        <chart:symbol-image xlink:href="Pictures/2000000A000000FD000000FDF1F7E11A.svm" xlink:type="simple" xlink:actuate="onLoad"/>
      </style:chart-properties>
    </style:style>
    <style:style style:name="ch3" style:family="chart" style:data-style-name="N0">
      <style:chart-properties chart:display-label="false" chart:tick-marks-major-inner="false" chart:tick-marks-major-outer="false" chart:logarithmic="false" chart:minimum="0" chart:maximum="360" chart:interval-major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false" chart:logarithmic="false" chart:minimum="-1" chart:maximum="1" chart:origin="0" chart:interval-major="1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false">
        <chart:symbol-image xlink:href="Pictures/2000000A000000FD000000F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52cm" svg:height="2.539cm" xlink:href="." xlink:type="simple" chart:class="chart:scatter" chart:style-name="ch1">
        <chart:plot-area chart:style-name="ch2" chart:data-source-has-labels="both" svg:x="1.091cm" svg:y="0.335cm" svg:width="3.249cm" svg:height="1.183cm">
          <chartooo:coordinate-region svg:x="1.091cm" svg:y="0.335cm" svg:width="3.249cm" svg:height="1.183cm"/>
          <chart:axis chart:dimension="x" chart:name="primary-x" chart:style-name="ch3" chartooo:axis-type="auto">
            <chart:title svg:x="2.319cm" svg:y="1.568cm" chart:style-name="ch4">
              <text:p>Time</text:p>
            </chart:title>
            <chart:categories table:cell-range-address="local-table.$A$2:.$A$362"/>
          </chart:axis>
          <chart:axis chart:dimension="y" chart:name="primary-y" chart:style-name="ch5">
            <chart:title svg:x="0.451cm" svg:y="1.502cm" chart:style-name="ch6">
              <text:p>Current</text:p>
            </chart:title>
          </chart:axis>
          <chart:series chart:style-name="ch7" chart:values-cell-range-address="local-table.$C$2:.$C$362" chart:label-cell-address="local-table.$C$1" chart:class="chart:scatter">
            <chart:domain table:cell-range-address="local-table.$B$2:.$B$362"/>
            <chart:data-point chart:repeated="3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-0.642787609686539">
                <text:p>-0.642787609686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0.642787609686539">
                <text:p>-0.6427876096865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0.342020143325668">
                <text:p>0.342020143325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>
        <chart:symbol-image xlink:href="Pictures/2000000A000000FD000000FDF1F7E11A.svm" xlink:type="simple" xlink:actuate="onLoad"/>
      </style:chart-properties>
    </style:style>
    <style:style style:name="ch3" style:family="chart" style:data-style-name="N0">
      <style:chart-properties chart:display-label="false" chart:tick-marks-major-inner="false" chart:tick-marks-major-outer="false" chart:logarithmic="false" chart:minimum="0" chart:maximum="360" chart:interval-major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false" chart:logarithmic="false" chart:minimum="-1" chart:maximum="1" chart:origin="0" chart:interval-major="1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false">
        <chart:symbol-image xlink:href="Pictures/2000000A000000FD000000F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52cm" svg:height="2.539cm" xlink:href="." xlink:type="simple" chart:class="chart:scatter" chart:style-name="ch1">
        <chart:plot-area chart:style-name="ch2" chart:data-source-has-labels="both" svg:x="1.091cm" svg:y="0.335cm" svg:width="3.249cm" svg:height="1.183cm">
          <chartooo:coordinate-region svg:x="1.091cm" svg:y="0.335cm" svg:width="3.249cm" svg:height="1.183cm"/>
          <chart:axis chart:dimension="x" chart:name="primary-x" chart:style-name="ch3" chartooo:axis-type="auto">
            <chart:title svg:x="2.319cm" svg:y="1.568cm" chart:style-name="ch4">
              <text:p>Time</text:p>
            </chart:title>
            <chart:categories table:cell-range-address="local-table.$A$2:.$A$362"/>
          </chart:axis>
          <chart:axis chart:dimension="y" chart:name="primary-y" chart:style-name="ch5">
            <chart:title svg:x="0.451cm" svg:y="1.502cm" chart:style-name="ch6">
              <text:p>Current</text:p>
            </chart:title>
          </chart:axis>
          <chart:series chart:style-name="ch7" chart:values-cell-range-address="local-table.$C$2:.$C$362" chart:label-cell-address="local-table.$C$1" chart:class="chart:scatter">
            <chart:domain table:cell-range-address="local-table.$B$2:.$B$362"/>
            <chart:data-point chart:repeated="3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833333333333333">
                <text:p>0.0008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0408333333333333">
                <text:p>0.0408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100833333333333">
                <text:p>0.100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140833333333333">
                <text:p>0.14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163333333333333">
                <text:p>0.16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240833333333333">
                <text:p>0.2408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.403333333333333">
                <text:p>0.40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0.440833333333333">
                <text:p>0.4408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0.6075">
                <text:p>0.6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0.653333333333333">
                <text:p>0.65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0.700833333333333">
                <text:p>0.7008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0.800833333333333">
                <text:p>0.8008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0.853333333333333">
                <text:p>0.85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0.9075">
                <text:p>0.90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0.963333333333333">
                <text:p>0.96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1.02083333333333">
                <text:p>1.0208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>
        <chart:symbol-image xlink:href="Pictures/2000000A000000FD000000FDF1F7E11A.svm" xlink:type="simple" xlink:actuate="onLoad"/>
      </style:chart-properties>
    </style:style>
    <style:style style:name="ch3" style:family="chart" style:data-style-name="N0">
      <style:chart-properties chart:display-label="false" chart:tick-marks-major-inner="false" chart:tick-marks-major-outer="false" chart:logarithmic="false" chart:minimum="0" chart:maximum="360" chart:interval-major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false" chart:logarithmic="false" chart:minimum="-1" chart:maximum="1" chart:origin="0" chart:interval-major="1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false">
        <chart:symbol-image xlink:href="Pictures/2000000A000000FD000000F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52cm" svg:height="2.539cm" xlink:href="." xlink:type="simple" chart:class="chart:scatter" chart:style-name="ch1">
        <chart:plot-area chart:style-name="ch2" chart:data-source-has-labels="both" svg:x="1.091cm" svg:y="0.335cm" svg:width="3.249cm" svg:height="1.183cm">
          <chartooo:coordinate-region svg:x="1.091cm" svg:y="0.335cm" svg:width="3.249cm" svg:height="1.183cm"/>
          <chart:axis chart:dimension="x" chart:name="primary-x" chart:style-name="ch3" chartooo:axis-type="auto">
            <chart:title svg:x="2.319cm" svg:y="1.568cm" chart:style-name="ch4">
              <text:p>Time</text:p>
            </chart:title>
            <chart:categories table:cell-range-address="local-table.$A$2:.$A$362"/>
          </chart:axis>
          <chart:axis chart:dimension="y" chart:name="primary-y" chart:style-name="ch5">
            <chart:title svg:x="0.451cm" svg:y="1.502cm" chart:style-name="ch6">
              <text:p>Current</text:p>
            </chart:title>
          </chart:axis>
          <chart:series chart:style-name="ch7" chart:values-cell-range-address="local-table.$C$2:.$C$362" chart:label-cell-address="local-table.$C$1" chart:class="chart:scatter">
            <chart:domain table:cell-range-address="local-table.$B$2:.$B$362"/>
            <chart:data-point chart:repeated="3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0.944444444444444">
                <text:p>-0.944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0.888888888888889">
                <text:p>-0.888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-0.777777777777778">
                <text:p>-0.7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-0.722222222222222">
                <text:p>-0.7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-0.611111111111111">
                <text:p>-0.6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-0.555555555555556">
                <text:p>-0.55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-0.444444444444444">
                <text:p>-0.444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-0.388888888888889">
                <text:p>-0.388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-0.277777777777778">
                <text:p>-0.27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-0.222222222222222">
                <text:p>-0.222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-0.111111111111111">
                <text:p>-0.11111111111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-0.0555555555555556">
                <text:p>-0.0555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